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4b0" officeooo:paragraph-rsid="0012d4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Random;</text:p>
      <text:p text:style-name="P1">import java.util.Scanner;</text:p>
      <text:p text:style-name="P1">public class Quicksort</text:p>
      <text:p text:style-name="P1">{</text:p>
      <text:p text:style-name="P1"><text:tab/>public static void main(String args[])</text:p>
      <text:p text:style-name="P1"><text:tab/>{</text:p>
      <text:p text:style-name="P1"><text:tab/><text:tab/>int a[]=new int[100000];</text:p>
      <text:p text:style-name="P1"><text:tab/><text:tab/>Scanner s=new Scanner(System.in);</text:p>
      <text:p text:style-name="P1"><text:tab/><text:tab/>long st,e;</text:p>
      <text:p text:style-name="P1"><text:tab/><text:tab/>System.out.println("Enter number of elemens to sort ");</text:p>
      <text:p text:style-name="P1"><text:tab/><text:tab/>int n=s.nextInt();</text:p>
      <text:p text:style-name="P1"><text:tab/><text:tab/>Random rand=new Random();</text:p>
      <text:p text:style-name="P1"><text:tab/><text:tab/>System.out.println("Enter the elements");</text:p>
      <text:p text:style-name="P1"><text:tab/><text:tab/>for(int i=0;i&lt;n;i++)</text:p>
      <text:p text:style-name="P1"><text:tab/><text:tab/>a[i]=rand.nextInt(100);</text:p>
      <text:p text:style-name="P1"><text:tab/><text:tab/>System.out.println("Arary elements to be sorted");</text:p>
      <text:p text:style-name="P1"><text:tab/><text:tab/>for(int i=0;i&lt;n;i++)</text:p>
      <text:p text:style-name="P1"><text:tab/><text:tab/><text:tab/>System.out.print(a[i]+" ");</text:p>
      <text:p text:style-name="P1"><text:tab/><text:tab/>System.out.println();</text:p>
      <text:p text:style-name="P1"><text:tab/><text:tab/>a[n]=99;</text:p>
      <text:p text:style-name="P1"><text:tab/><text:tab/>st=System.nanoTime();</text:p>
      <text:p text:style-name="P1"><text:tab/><text:tab/>quicksort(a,0,n-1);</text:p>
      <text:p text:style-name="P1"><text:tab/><text:tab/>e=System.nanoTime();</text:p>
      <text:p text:style-name="P1"><text:tab/><text:tab/>System.out.println("Sorted elements are");</text:p>
      <text:p text:style-name="P1"><text:tab/><text:tab/>for(int i=0;i&lt;n;i++)</text:p>
      <text:p text:style-name="P1"><text:tab/><text:tab/><text:tab/>System.out.print(a[i]+" ");</text:p>
      <text:p text:style-name="P1"><text:tab/><text:tab/>System.out.println();</text:p>
      <text:p text:style-name="P1"><text:tab/><text:tab/>System.out.println("The time taken is "+(e-st)+"ns");</text:p>
      <text:p text:style-name="P1"><text:tab/>}</text:p>
      <text:p text:style-name="P1"><text:tab/>static void quicksort(int a[],int p,int q){</text:p>
      <text:p text:style-name="P1"><text:tab/><text:tab/>int j;</text:p>
      <text:p text:style-name="P1"><text:tab/><text:tab/>if(p&lt;q){</text:p>
      <text:p text:style-name="P1"><text:tab/><text:tab/><text:tab/>j=partition(a,p,q);</text:p>
      <text:p text:style-name="P1"><text:tab/><text:tab/><text:tab/>quicksort(a,p,j-1);</text:p>
      <text:p text:style-name="P1"><text:tab/><text:tab/><text:tab/>quicksort(a,j+1,q);</text:p>
      <text:p text:style-name="P1"><text:tab/><text:tab/>}</text:p>
      <text:p text:style-name="P1"><text:tab/><text:tab/></text:p>
      <text:p text:style-name="P1"><text:tab/>}</text:p>
      <text:p text:style-name="P1"><text:tab/>static int partition(int a[],int p,int q){</text:p>
      <text:p text:style-name="P1"><text:tab/><text:tab/>int i,j;</text:p>
      <text:p text:style-name="P1"><text:tab/><text:tab/>int r=a[p];</text:p>
      <text:p text:style-name="P1"><text:tab/><text:tab/>i=p;</text:p>
      <text:p text:style-name="P1"><text:tab/><text:tab/>j=q;</text:p>
      <text:p text:style-name="P1"><text:tab/><text:tab/>while(i&lt;=j){</text:p>
      <text:p text:style-name="P1"><text:tab/><text:tab/><text:tab/>while(a[i]&lt;=r)</text:p>
      <text:p text:style-name="P1"><text:tab/><text:tab/><text:tab/><text:tab/>i++;</text:p>
      <text:p text:style-name="P1"><text:tab/><text:tab/><text:tab/>while(a[j]&gt;r)</text:p>
      <text:p text:style-name="P1"><text:tab/><text:tab/><text:tab/><text:tab/>j--;</text:p>
      <text:p text:style-name="P1"><text:tab/><text:tab/><text:tab/>if(i&lt;j)</text:p>
      <text:p text:style-name="P1"><text:tab/><text:tab/><text:tab/>swap(a,i,j);</text:p>
      <text:p text:style-name="P1"><text:tab/><text:tab/>}</text:p>
      <text:p text:style-name="P1"><text:tab/><text:tab/>a[p]=a[j];</text:p>
      <text:p text:style-name="P1"><text:soft-page-break/><text:tab/><text:tab/>a[j]=r;</text:p>
      <text:p text:style-name="P1"><text:tab/><text:tab/>return j;</text:p>
      <text:p text:style-name="P1"><text:tab/>}</text:p>
      <text:p text:style-name="P1"><text:tab/>static void swap(int a[],int i,int j){</text:p>
      <text:p text:style-name="P1"><text:tab/><text:tab/>int p;</text:p>
      <text:p text:style-name="P1"><text:tab/><text:tab/>p=a[i];</text:p>
      <text:p text:style-name="P1"><text:tab/><text:tab/>a[i]=a[j];</text:p>
      <text:p text:style-name="P1"><text:tab/><text:tab/>a[j]=p;</text:p>
      <text:p text:style-name="P1"><text:tab/>}</text:p>
      <text:p text:style-name="P1"><text:tab/><text:tab/></text:p>
      <text:p text:style-name="P1"><text:tab/></text:p>
      <text:p text:style-name="P1">}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0:22:05.205011807</meta:creation-date>
    <dc:date>2020-03-27T00:22:22.291606984</dc:date>
    <meta:editing-duration>PT18S</meta:editing-duration>
    <meta:editing-cycles>1</meta:editing-cycles>
    <meta:document-statistic meta:table-count="0" meta:image-count="0" meta:object-count="0" meta:page-count="2" meta:paragraph-count="65" meta:word-count="121" meta:character-count="1181" meta:non-whitespace-character-count="1000"/>
    <meta:generator>LibreOffice/5.1.2.2$Linux_X86_64 LibreOffice_project/10m0$Build-2</meta:generator>
  </office:meta>
</office:document-meta>
</file>